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8d281e" draw:end-color="#355269" draw:start-intensity="100%" draw:end-intensity="100%" draw:angle="30deg" draw:border="0%">
      <loext:gradient-stop svg:offset="0" loext:color-type="rgb" loext:color-value="#8d281e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ios Kolliniatis</meta:initial-creator>
    <meta:creation-date>2025-02-02T19:25:45.012183370</meta:creation-date>
    <dc:date>2025-02-02T19:27:24.475973974</dc:date>
    <dc:creator>Georgios Kolliniatis</dc:creator>
    <meta:editing-duration>PT1M41S</meta:editing-duration>
    <meta:editing-cycles>1</meta:editing-cycles>
    <meta:document-statistic meta:object-count="0"/>
    <meta:generator>LibreOffice/24.2.7.2$Linux_X86_64 LibreOffice_project/420$Build-2</meta:generator>
  </office:meta>
</office:document-meta>
</file>